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able:cell-range-source table:name="z22-107_2513" table:last-column-spanned="3" table:last-row-spanned="25" xlink:href="Z:\Для экспертов\ЕГЭ_2025\Первый день\2513\22\z22-107_2513.txt"/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4;23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6;19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7;11;19;21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9;11;14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2;12;19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12;15</text:p>
          </table:table-cell>
          <table:table-cell table:number-columns-repeated="16381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19;21</text:p>
          </table:table-cell>
          <table:table-cell table:number-columns-repeated="1638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3;23</text:p>
          </table:table-cell>
          <table:table-cell table:number-columns-repeated="1638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4;22</text:p>
          </table:table-cell>
          <table:table-cell table:number-columns-repeated="1638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Serg</dc:creator>
    <meta:creation-date>2025-01-15T10:27:21Z</meta:creation-date>
    <dc:date>2025-08-26T17:25:14Z</dc:date>
  </office:meta>
</office:document-meta>
</file>